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C32362E53F69C13D.png" manifest:media-type="image/png"/>
  <manifest:file-entry manifest:full-path="Pictures/100000000000005E0000005E50BDED7597B3A0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subtitle">
      <style:graphic-properties draw:fill-color="#ffffff" draw:auto-grow-height="true" fo:min-height="16.075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subtitle">
      <style:graphic-properties draw:fill-color="#ffffff" fo:min-height="19.267cm"/>
    </style:style>
    <style:style style:name="pr4" style:family="presentation" style:parent-style-name="DNA-notes">
      <style:graphic-properties draw:fill-color="#ffffff" fo:min-height="14cm"/>
    </style:style>
    <style:style style:name="pr5" style:family="presentation" style:parent-style-name="DNA-subtitle">
      <style:graphic-properties draw:fill-color="#ffffff" fo:min-height="16.075cm"/>
    </style:style>
    <style:style style:name="pr6" style:family="presentation" style:parent-style-name="DNA-outline1">
      <style:graphic-properties fo:min-height="5.559cm"/>
    </style:style>
    <style:style style:name="pr7" style:family="presentation" style:parent-style-name="DNA-title">
      <style:graphic-properties fo:min-height="3.467cm"/>
    </style:style>
    <style:style style:name="pr8" style:family="presentation" style:parent-style-name="DNA-subtitle">
      <style:graphic-properties draw:fill-color="#ffffff" fo:min-height="12.179cm"/>
    </style:style>
    <style:style style:name="pr9" style:family="presentation" style:parent-style-name="DNA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6.075cm" svg:x="4.5cm" svg:y="0.8cm" presentation:class="subtitle">
          <draw:text-box>
            <text:p>Vim编辑器的使用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32">
        <draw:frame presentation:style-name="pr3" draw:text-style-name="P1" draw:layer="layout" svg:width="22.5cm" svg:height="19.267cm" svg:x="4.5cm" svg:y="0.933cm" presentation:class="subtitle" presentation:user-transformed="true">
          <draw:text-box>
            <text:p>Vim是从vi发展出来的一个文本编辑器。代码补完、编译及错误跳转等方便编程的功能特别丰富，在程序员中被广泛使用。和Emacs并列成为类Unix系统用户最喜欢的编辑器</text:p>
            <text:p>不管你选择了Vim还是Emacs，你都要为习惯它们独特的操作方式而努力，这是一个技艺积累的过程。当你习惯了Vim或Emacs，你会有欲罢不能的感觉，你希望用它们完成尽可能多的任务，因为你再用别的编辑器也已经不习惯。</text:p>
            <text:p>用Vim或Emacs就像吸食毒品，慢慢地就会上瘾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32">
        <draw:frame presentation:style-name="pr5" draw:text-style-name="P1" draw:layer="layout" svg:width="22.5cm" svg:height="16.075cm" svg:x="4.5cm" svg:y="0.8cm" presentation:class="subtitle" presentation:user-transformed="true">
          <draw:text-box>
            <text:p>Vim的前身Vi的作者Bill Joy和Emacs的作者Richard Stallman 都是那个时代著名的黑客，所以这两款编辑器一开始面向的主要用户就是写程序的人，现在仍然是。</text:p>
            <text:p>通常可以在类Unix系统命令行下输入"vimtutor"或者点击Windows系统桌面上的Vim教学图标进入。在Vim用户手册中更加详细的描述了Vim的基础和进阶功能。可以在Vim中输入":help user-manual"进入用户手册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32">
        <draw:frame presentation:style-name="pr5" draw:text-style-name="P1" draw:layer="layout" svg:width="22.5cm" svg:height="16.075cm" svg:x="4.5cm" svg:y="0.8cm" presentation:class="subtitle" presentation:user-transformed="true">
          <draw:text-box>
            <text:p>还是去维基百科看看<text:a xlink:href="https://zh.wikipedia.org/wiki/Vim" xlink:type="simple">Vim的介绍</text:a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>
        <office:forms form:automatic-focus="false" form:apply-design-mode="false"/>
        <draw:frame presentation:style-name="pr6" draw:layer="layout" svg:width="10.979cm" svg:height="12.179cm" svg:x="4.5cm" svg:y="5.066cm" presentation:class="outline">
          <draw:text-box>
            <text:p text:style-name="P2">神级操作:</text:p>
            <text:p text:style-name="P2">1.智能缩进 ==</text:p>
            <text:p text:style-name="P2">2.宏录制</text:p>
            <text:p text:style-name="P2">按 qa 开启宏录制，前方高能，连续按 i&lt;单引号&gt;&lt;Esc&gt;A&lt;单引号&gt;&lt;逗号&gt;&lt;Esc&gt;jq7@a</text:p>
            <text:p text:style-name="P2">3.</text:p>
            <text:p text:style-name="P2"/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0">
        <office:forms form:automatic-focus="false" form:apply-design-mode="false"/>
        <draw:frame presentation:style-name="pr7" draw:layer="layout" svg:width="22.5cm" svg:height="3.467cm" svg:x="4.5cm" svg:y="0.8cm" presentation:class="title" presentation:user-transformed="true">
          <draw:text-box>
            <text:p>1.基础安装</text:p>
          </draw:text-box>
        </draw:frame>
        <draw:frame presentation:style-name="pr8" draw:text-style-name="P1" draw:layer="layout" svg:width="22.5cm" svg:height="12.179cm" svg:x="4.5cm" svg:y="5.066cm" presentation:class="subtitle" presentation:user-transformed="true">
          <draw:text-box>
            <text:p>vundle //Vim包管理器</text:p>
            <text:p/>
            <text:p><text:a xlink:href="https://github.com/gmarik/Vundle.vim" xlink:type="simple">包安装地址</text:a></text:p>
            <text:p/>
            <text:p>$ git clone https://github.com/gmarik/Vundle.vim.git ~/.vim/bundle/Vundle.vim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0">
        <office:forms form:automatic-focus="false" form:apply-design-mode="false"/>
        <draw:frame presentation:style-name="pr7" draw:layer="layout" svg:width="22.5cm" svg:height="3.467cm" svg:x="4.5cm" svg:y="0.8cm" presentation:class="title">
          <draw:text-box>
            <text:p>2.初始化配置</text:p>
          </draw:text-box>
        </draw:frame>
        <draw:frame presentation:style-name="pr8" draw:text-style-name="P1" draw:layer="layout" svg:width="22.5cm" svg:height="12.179cm" svg:x="4.5cm" svg:y="5.066cm" presentation:class="subtitle">
          <draw:text-box>
            <text:p>在~/.vimrc里添加如下配置</text:p>
            <text:p>:filetype plugin on</text:p>
            <text:p>:syntax on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0">
        <office:forms form:automatic-focus="false" form:apply-design-mode="false"/>
        <draw:frame presentation:style-name="pr7" draw:layer="layout" svg:width="22.5cm" svg:height="3.467cm" svg:x="4.5cm" svg:y="0.8cm" presentation:class="title">
          <draw:text-box>
            <text:p>3.必备辅助工具</text:p>
          </draw:text-box>
        </draw:frame>
        <draw:frame presentation:style-name="pr8" draw:text-style-name="P1" draw:layer="layout" svg:width="22.5cm" svg:height="13.111cm" svg:x="4.5cm" svg:y="4.6cm" presentation:class="subtitle" presentation:user-transformed="true">
          <draw:text-box>
            <text:p>(1)Your Cpmplete Me<text:a xlink:href="https://github.com/SirVer/ultisnips" xlink:type="simple">安装地址</text:a></text:p>
            <text:p>安装YCM(Your Complete Me)</text:p>
            <text:p/>
            <text:p>在~/.vimrc中添加一行：</text:p>
            <text:p/>
            <text:p>Plugin 'Valloric/YouCompleteMe'</text:p>
            <text:p>保存退出后，再打开~/.vimrc并执行</text:p>
            <text:p/>
            <text:p>:PluginInstall。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1">
        <office:forms form:automatic-focus="false" form:apply-design-mode="false"/>
        <draw:frame presentation:style-name="pr7" draw:layer="layout" svg:width="22.5cm" svg:height="6.131cm" svg:x="4.5cm" svg:y="-0.532cm" presentation:class="title" presentation:user-transformed="true">
          <draw:text-box>
            <text:p>(2)安装molokai theme</text:p>
          </draw:text-box>
        </draw:frame>
        <draw:frame presentation:style-name="pr9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#下载或copy https://github.com/tomasr/molokai/blob/master/colors/molokai.vim到~/.vim /colors目录下</text:p>
              </text:list-item>
              <text:list-item>
                <text:p>mkdir ~/.vim/colors</text:p>
              </text:list-item>
              <text:list-item>
                <text:p>cd ~/vim/colors</text:p>
              </text:list-item>
              <text:list-item>
                <text:p>git clone https://github.com/tomasr/molokai/blob/master/colors/molokai.vim</text:p>
              </text:list-item>
              <text:list-item>
                <text:p>mv molokai/colors/molokai.vim ./</text:p>
              </text:list-item>
              <text:list-item>
                <text:p>rm -r molokai</text:p>
              </text:list-item>
              <text:list-item>
                <text:p/>
              </text:list-item>
              <text:list-item>
                <text:p>#在.vimrc添加一行：colorscheme moloka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Aqua" xlink:href="Pictures/100000000000005E0000005E50BDED7597B3A01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Aqua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88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706cm" fo:text-indent="0cm"/>
      <style:text-properties style:font-name="Liberation Sans1" fo:font-family="'Liberation Sans'" style:font-family-generic="swiss" style:font-pitch="variable" fo:font-size="49.5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528cm" fo:text-indent="0cm"/>
      <style:text-properties style:font-name="Liberation Sans1" fo:font-family="'Liberation Sans'" style:font-family-generic="swiss" style:font-pitch="variable" fo:font-size="42.7000007629395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351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173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173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173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78.19999694824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qua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2">
      <draw:frame draw:style-name="Mgr3" draw:text-style-name="MP7" draw:layer="backgroundobjects" svg:width="28.016cm" svg:height="21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7T10:13:23.930128846</meta:creation-date>
    <dc:date>2016-05-27T19:46:50.364565640</dc:date>
    <meta:editing-duration>PT3H3M54S</meta:editing-duration>
    <meta:editing-cycles>2</meta:editing-cycles>
    <meta:generator>LibreOffice/5.0.5.2$Linux_X86_64 LibreOffice_project/00m0$Build-2</meta:generator>
    <meta:document-statistic meta:object-count="64"/>
  </office:meta>
</office:document-meta>
</file>